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D000003F3EF6F593B8724EEE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17cm" svg:height="20.339cm" draw:z-index="0"><draw:image xlink:href="Pictures/100000010000034D000003F3EF6F593B8724EEE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2T19:16:08.772640751</meta:creation-date>
    <dc:date>2023-10-23T09:53:27.872896141</dc:date>
    <meta:editing-duration>PT14H37M19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